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Shell Dlg 2" svg:font-family="'MS Shell Dlg 2'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>
      <style:text-properties style:font-name="Cambria" fo:font-size="14pt" style:font-size-asian="14pt" style:font-size-complex="14pt"/>
    </style:style>
    <style:style style:name="P7" style:family="paragraph" style:parent-style-name="Text_20_body" style:list-style-name="L1">
      <style:text-properties style:font-name="Cambria"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style="italic" style:font-name-asian="Times New Roman2" style:font-style-asian="italic" style:font-name-complex="Times New Roman2" style:font-style-complex="italic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language="ru" fo:country="RU" style:font-name-asian="Times New Roman2" style:font-name-complex="Times New Roman2"/>
    </style:style>
    <style:style style:name="T10" style:family="text">
      <style:text-properties fo:language="ru" fo:country="RU" fo:font-style="italic" style:font-name-asian="Times New Roman2" style:font-style-asian="italic" style:font-name-complex="Times New Roman2" style:font-style-complex="italic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style="normal" style:font-style-asian="normal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Times New Roman2" style:font-weight-asian="bold" style:font-name-complex="Times New Roman2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4pt" fo:language="ru" fo:country="RU" style:font-size-asian="14pt" style:font-size-complex="14pt"/>
    </style:style>
    <style:style style:name="T17" style:family="text">
      <style:text-properties fo:font-size="14pt" fo:language="en" fo:country="US" style:font-size-asian="14pt" style:font-size-complex="14pt"/>
    </style:style>
    <style:style style:name="T18" style:family="text">
      <style:text-properties style:font-name-asian="Times New Roman2" style:font-name-complex="Times New Roman2"/>
    </style:style>
    <style:style style:name="T19" style:family="text">
      <style:text-properties style:font-name="Cambria1" fo:font-size="12pt" fo:language="en" fo:country="US" style:font-name-asian="Cambria1" style:font-size-asian="12pt" style:font-name-complex="Cambria1" style:font-size-complex="12pt"/>
    </style:style>
    <style:style style:name="T20" style:family="text">
      <style:text-properties style:font-name="Cambria1" fo:language="en" fo:country="US" style:font-name-asian="Cambria1" style:font-name-complex="Cambria1"/>
    </style:style>
    <style:style style:name="T21" style:family="text">
      <style:text-properties style:font-name="Cambria1" fo:language="en" fo:country="US" fo:font-style="italic" style:font-name-asian="Cambria1" style:font-style-asian="italic" style:font-name-complex="Cambria1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61.png" xlink:type="simple" xlink:show="embed" xlink:actuate="onLoad"/></draw:frame></text:p>
          </table:table-cell>
          <table:table-cell table:style-name="Table1.B1" office:value-type="string">
            <text:h text:style-name="P5" text:outline-level="1"><text:span text:style-name="T1">M </text:span>из <text:span text:style-name="T1">N </text:span>поэлементное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6">C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2.619cm" draw:z-index="1"><draw:image xlink:href="../images/0161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2" office:value-type="string">
            <text:p text:style-name="P3">на схеме</text:p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5" table:number-columns-spanned="2" office:value-type="string">
            <text:p text:style-name="P6"><text:span text:style-name="T9">Блок является аналогом логического блока </text:span><text:span text:style-name="T3">M </text:span><text:span text:style-name="T10">из </text:span><text:span text:style-name="T3">N</text:span><text:span text:style-name="T9">,</text:span><text:span text:style-name="T18"> </text:span><text:span text:style-name="T14">векторизован</text:span><text:span text:style-name="T18"> и </text:span><text:span text:style-name="T9">выполняет операцию мажорирования по следующему алгоритму:</text:span></text:p>
            <text:p text:style-name="P6">Обозначения входных и выходных сигналов:</text:p>
            <text:p text:style-name="P6"><text:span text:style-name="T4">y(t)</text:span><text:span text:style-name="T5">,</text:span><text:span text:style-name="T12"> </text:span><text:span text:style-name="T11">y</text:span><text:span text:style-name="T4">ᵢ(t) </text:span><text:span text:style-name="T6">— выходной вектор и </text:span><text:span text:style-name="T1">i-</text:span><text:span text:style-name="T6">й элемент выходного вектора.</text:span></text:p>
            <text:p text:style-name="P6"><text:span text:style-name="T6"><draw:frame draw:style-name="fr3" draw:name="Объект5" text:anchor-type="as-char" svg:width="4.778cm" svg:height="0.621cm" draw:z-index="2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6">— входные векторы.</text:span></text:p>
            <text:p text:style-name="P6"><text:span text:style-name="T4">M</text:span><text:span text:style-name="T1"> </text:span><text:span text:style-name="T6">— параметр для сравнения с общим числом входов </text:span><text:span text:style-name="T4">N</text:span><text:span text:style-name="T6">.</text:span></text:p>
            <text:p text:style-name="P6"><text:span text:style-name="T6"><draw:frame draw:style-name="fr3" draw:name="Объект1" text:anchor-type="as-char" svg:width="0.827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— </text:span><text:span text:style-name="T1">i-</text:span><text:span text:style-name="T6">й элемент </text:span><text:span text:style-name="T1">1-</text:span><text:span text:style-name="T6">ого входного вектора </text:span><text:span text:style-name="T1">(</text:span><text:span text:style-name="T6">и т.д.</text:span><text:span text:style-name="T1">)</text:span></text:p>
            <text:p text:style-name="P6"><text:span text:style-name="T6">Размерности векторов входов и выхода </text:span><text:span text:style-name="T7">должны быть равны</text:span><text:span text:style-name="T6">. </text:span></text:p>
            <text:p text:style-name="P6"><text:span text:style-name="T4">Dim</text:span><text:span text:style-name="T1"> </text:span><text:span text:style-name="T6">— число сигналов в векторах входов (и выхода).</text:span></text:p>
            <text:p text:style-name="P6"><text:span text:style-name="T13">Алгоритм</text:span> блока:</text:p>
            <text:p text:style-name="P6"><draw:frame draw:style-name="fr3" draw:name="Объект6" text:anchor-type="as-char" svg:width="9.075cm" svg:height="4.854cm" draw:z-index="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text:p text:style-name="P6">Таким образом, на выходе <text:span text:style-name="T13">по каждому</text:span><text:span text:style-name="T15"> из </text:span><text:span text:style-name="T2">i</text:span><text:span text:style-name="T8"> (по каждому из сигналов вход</text:span>ных векторов) формируется логическая 1, если <text:span text:style-name="T4">C </text:span><text:span text:style-name="T21">≥ M</text:span> <text:span text:style-name="T1">(</text:span><text:span text:style-name="T6">количество ненулевых </text:span><text:span text:style-name="T1">i-</text:span><text:span text:style-name="T6">ых сигналов во входных векторах превышает параметр </text:span><text:span text:style-name="T21">M</text:span><text:span text:style-name="T1">)</text:span><text:span text:style-name="T6">. Если </text:span><text:span text:style-name="T4">C &lt;</text:span><text:span text:style-name="T21"> M </text:span><text:span text:style-name="T6">то на выходе формируется логический 0 (по каждому из </text:span><text:span text:style-name="T1">i-</text:span><text:span text:style-name="T6">ых элементов).</text:span></text:p>
            <text:p text:style-name="P6"><text:span text:style-name="T13">Свойства</text:span>:</text:p>
            <text:list xml:id="list4853304894783101348" text:style-name="L1">
              <text:list-item>
                <text:p text:style-name="P7"><text:span text:style-name="T6">Количество портов — натуральное число </text:span><text:span text:style-name="T21">N</text:span><text:span text:style-name="T6">.</text:span></text:p>
              </text:list-item>
              <text:list-item>
                <text:p text:style-name="P7"><text:span text:style-name="T6">Число входных </text:span><text:span text:style-name="T1">True </text:span><text:span text:style-name="T6">для срабатывания — натуральное число </text:span><text:span text:style-name="T21">M</text:span><text:span text:style-name="T6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Shell Dlg 2" svg:font-family="'MS Shell Dlg 2'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 из N поэлементное</dc:title>
    <dc:date>2014-12-16T20:38:06.49</dc:date>
    <meta:generator>OpenOffice/4.1.1$Win32 OpenOffice.org_project/411m6$Build-9775</meta:generator>
    <meta:editing-duration>PT2H22M27S</meta:editing-duration>
    <meta:editing-cycles>47</meta:editing-cycles>
    <meta:document-statistic meta:table-count="1" meta:image-count="2" meta:object-count="3" meta:page-count="1" meta:paragraph-count="20" meta:word-count="148" meta:character-count="908"/>
  </office:meta>
</office:document-meta>
</file>

<file path=Object 2/content.xml><?xml version="1.0" encoding="utf-8"?>
<math xmlns="http://www.w3.org/1998/Math/MathML">
  <semantics>
    <mrow>
      <msub>
        <mi>x</mi>
        <mrow>
          <mn>1,</mn>
          <mi>i</mi>
        </mrow>
      </msub>
    </mrow>
    <annotation encoding="StarMath 5.0">x_{1,i}</annotation>
  </semantics>
</math>
</file>

<file path=Object 5/content.xml><?xml version="1.0" encoding="utf-8"?>
<math xmlns="http://www.w3.org/1998/Math/MathML">
  <semantics>
    <mrow>
      <msub>
        <mi>x</mi>
        <mn>1</mn>
      </msub>
      <mrow>
        <mo stretchy="false">(</mo>
        <mrow>
          <mi>t</mi>
        </mrow>
        <mo stretchy="false">)</mo>
      </mrow>
      <mi>,</mi>
      <mi/>
      <msub>
        <mi>x</mi>
        <mn>2</mn>
      </msub>
      <mrow>
        <mo stretchy="false">(</mo>
        <mrow>
          <mi>t</mi>
        </mrow>
        <mo stretchy="false">)</mo>
      </mrow>
      <mi/>
      <mn>...</mn>
      <mi/>
      <msub>
        <mi>x</mi>
        <mi>N</mi>
      </msub>
      <mrow>
        <mo stretchy="false">(</mo>
        <mrow>
          <mi>t</mi>
        </mrow>
        <mo stretchy="false">)</mo>
      </mrow>
    </mrow>
    <annotation encoding="StarMath 5.0">x_1(t),~x_2(t)~...~x_N(t)</annotation>
  </semantics>
</math>
</file>

<file path=Object 6/content.xml><?xml version="1.0" encoding="utf-8"?>
<math xmlns="http://www.w3.org/1998/Math/MathML">
  <semantics>
    <mtable>
      <mtr>
        <mtd>
          <mrow>
            <mi mathvariant="italic">for</mi>
            <mi/>
            <mrow>
              <mo stretchy="false">(</mo>
              <mrow>
                <mrow>
                  <mi>i</mi>
                  <mo stretchy="false">=</mo>
                  <mn>1,</mn>
                </mrow>
                <mi mathvariant="italic">Dim</mi>
              </mrow>
              <mo stretchy="false">)</mo>
            </mrow>
            <mi/>
            <mi mathvariant="italic">do</mi>
            <mi/>
            <mi mathvariant="italic">begin</mi>
          </mrow>
        </mtd>
      </mtr>
      <mtr>
        <mtd>
          <mrow>
            <mi/>
            <mrow>
              <mi>C</mi>
              <mo stretchy="false">=</mo>
              <mn>0</mn>
            </mrow>
          </mrow>
        </mtd>
      </mtr>
      <mtr>
        <mtd>
          <mrow>
            <mi/>
            <mi mathvariant="italic">if</mi>
            <mi/>
            <mrow>
              <mo stretchy="false">(</mo>
              <mrow>
                <mrow>
                  <msub>
                    <mi>x</mi>
                    <mrow>
                      <mn>1,</mn>
                      <mi>i</mi>
                    </mrow>
                  </msub>
                  <mo stretchy="false">&gt;</mo>
                  <mn>0</mn>
                </mrow>
              </mrow>
              <mo stretchy="false">)</mo>
            </mrow>
            <mi/>
            <mi mathvariant="italic">then</mi>
            <mi/>
            <mrow>
              <mi>C</mi>
              <mo stretchy="false">=</mo>
              <mrow>
                <mi>C</mi>
                <mo stretchy="false">+</mo>
                <mn>1</mn>
              </mrow>
            </mrow>
            <mi>;</mi>
          </mrow>
        </mtd>
      </mtr>
      <mtr>
        <mtd>
          <mrow>
            <mi/>
            <mi mathvariant="italic">if</mi>
            <mi/>
            <mrow>
              <mo stretchy="false">(</mo>
              <mrow>
                <mrow>
                  <msub>
                    <mi>x</mi>
                    <mrow>
                      <mn>2,</mn>
                      <mi>i</mi>
                    </mrow>
                  </msub>
                  <mo stretchy="false">&gt;</mo>
                  <mn>0</mn>
                </mrow>
              </mrow>
              <mo stretchy="false">)</mo>
            </mrow>
            <mi/>
            <mi mathvariant="italic">then</mi>
            <mi/>
            <mrow>
              <mi>C</mi>
              <mo stretchy="false">=</mo>
              <mrow>
                <mi>C</mi>
                <mo stretchy="false">+</mo>
                <mn>1</mn>
              </mrow>
            </mrow>
            <mi>;</mi>
          </mrow>
        </mtd>
      </mtr>
      <mtr>
        <mtd>
          <mrow>
            <mi/>
            <mn>...</mn>
          </mrow>
        </mtd>
      </mtr>
      <mtr>
        <mtd>
          <mrow>
            <mi/>
            <mi mathvariant="italic">if</mi>
            <mi/>
            <mrow>
              <mo stretchy="false">(</mo>
              <mrow>
                <mrow>
                  <msub>
                    <mi>x</mi>
                    <mrow>
                      <mi>N</mi>
                      <mi>,</mi>
                      <mi>i</mi>
                    </mrow>
                  </msub>
                  <mo stretchy="false">&gt;</mo>
                  <mn>0</mn>
                </mrow>
              </mrow>
              <mo stretchy="false">)</mo>
            </mrow>
            <mi/>
            <mi mathvariant="italic">then</mi>
            <mi/>
            <mrow>
              <mi>C</mi>
              <mo stretchy="false">=</mo>
              <mrow>
                <mi>C</mi>
                <mo stretchy="false">+</mo>
                <mn>1</mn>
              </mrow>
            </mrow>
            <mi>;</mi>
          </mrow>
        </mtd>
      </mtr>
      <mtr>
        <mtd>
          <mrow>
            <mi/>
            <mi mathvariant="italic">if</mi>
            <mi/>
            <mrow>
              <mo stretchy="false">(</mo>
              <mrow>
                <mrow>
                  <mi>C</mi>
                  <mo stretchy="false">≥</mo>
                  <mi>M</mi>
                </mrow>
              </mrow>
              <mo stretchy="false">)</mo>
            </mrow>
            <mi/>
            <mi mathvariant="italic">then</mi>
            <mi/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n>1</mn>
            </mrow>
            <mi/>
            <mi mathvariant="italic">else</mi>
            <mi/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n>0</mn>
            </mrow>
            <mi>;</mi>
          </mrow>
        </mtd>
      </mtr>
      <mtr>
        <mtd>
          <mrow>
            <mi mathvariant="italic">end</mi>
            <mi>;</mi>
          </mrow>
        </mtd>
      </mtr>
    </mtable>
    <annotation encoding="StarMath 5.0">alignl for~(i = 1, Dim)~do~begin
newline
alignl~C = 0
newline
alignl~if~(x_{1,i} &gt; 0)~then~C = C + 1;
newline
alignl~if~(x_{2,i} &gt; 0)~then~C = C + 1;
newline
alignl~...
newline
alignl~if~(x_{N,i} &gt; 0)~then~C = C + 1;
newline
alignl~if~(C &gt;= M)~then~y_i(t) = 1~else~y_i(t) = 0;
newline
alignl end;</annotation>
  </semantics>
</math>
</file>